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YMN #534</text:span></text:p>
            <text:p text:style-name="P1"><text:span text:style-name="T2">“</text:span><text:span text:style-name="T2">Lord, Enthroned in Heavenly Splend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654cm" svg:height="8.701cm" svg:x="1.27cm" svg:y="1.016cm">
          <draw:text-box>
            <text:p text:style-name="P1"><text:span text:style-name="T3">1. </text:span><text:span text:style-name="T4">Lord, enthroned in heav’nly splendor,</text:span><text:span text:style-name="T4"><text:line-break/></text:span><text:span text:style-name="T4">First-begotten from the dead,</text:span></text:p>
            <text:p text:style-name="P1"><text:span text:style-name="T4">You alone, our strong defender,</text:span><text:span text:style-name="T4"><text:line-break/></text:span><text:span text:style-name="T4">Lifting up Your people’s he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4" draw:layer="layout" svg:width="25.654cm" svg:height="7.011cm" svg:x="1.27cm" svg:y="1.016cm">
          <draw:text-box>
            <text:p text:style-name="P1"><text:span text:style-name="T4">Alleluia, alleluia, alleluia!</text:span><text:span text:style-name="T4"><text:line-break/></text:span><text:span text:style-name="T4">Jesus, true and living bread!</text:span><text:span text:style-name="T4"><text:line-break/></text:span><text:span text:style-name="T4">Jesus, true and living br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6" draw:layer="layout" svg:width="25.654cm" svg:height="8.701cm" svg:x="1.27cm" svg:y="1.016cm">
          <draw:text-box>
            <text:p text:style-name="P5"><text:span text:style-name="T5">2. </text:span><text:span text:style-name="T6">Though the lowliest form now veil You</text:span><text:span text:style-name="T6"><text:line-break/></text:span><text:span text:style-name="T6">As of old in Bethlehem,</text:span><text:span text:style-name="T6"><text:line-break/></text:span><text:span text:style-name="T6">Here as there Your angels hail You,</text:span><text:span text:style-name="T6"><text:line-break/></text:span><text:span text:style-name="T6">Branch and flow’r of Jesse’s st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7" draw:layer="layout" svg:width="25.654cm" svg:height="6.824cm" svg:x="1.27cm" svg:y="1.016cm">
          <draw:text-box>
            <text:p text:style-name="P5"><text:span text:style-name="T6">Alleluia, alleluia, alleluia!</text:span><text:span text:style-name="T6"><text:line-break/></text:span><text:span text:style-name="T6">We in worship join with them;</text:span><text:span text:style-name="T6"><text:line-break/></text:span><text:span text:style-name="T6">We in worship join with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6" draw:layer="layout" svg:width="25.146cm" svg:height="7.874cm" svg:x="1.27cm" svg:y="1.016cm">
          <draw:text-box>
            <text:p text:style-name="P5"><text:span text:style-name="T5">3. </text:span><text:span text:style-name="T6">Paschal Lamb, Your off’ring, finished</text:span><text:span text:style-name="T6"><text:line-break/></text:span><text:span text:style-name="T6">Once for all when You were slain,</text:span><text:span text:style-name="T6"><text:line-break/></text:span><text:span text:style-name="T6">In its fullness undiminished</text:span><text:span text:style-name="T6"><text:line-break/></text:span><text:span text:style-name="T6">Shall forevermore remai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6" draw:layer="layout" svg:width="25.654cm" svg:height="7.011cm" svg:x="1.27cm" svg:y="1.016cm">
          <draw:text-box>
            <text:p text:style-name="P5"><text:span text:style-name="T6">Alleluia, alleluia, alleluia!</text:span><text:span text:style-name="T6"><text:line-break/></text:span><text:span text:style-name="T6">Cleansing souls from ev’ry stain;</text:span><text:span text:style-name="T6"><text:line-break/></text:span><text:span text:style-name="T6">Cleansing souls from ev’ry st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7" draw:text-style-name="P9" draw:layer="layout" svg:width="25.4cm" svg:height="7.366cm" svg:x="1.27cm" svg:y="1.016cm">
          <draw:text-box>
            <text:p text:style-name="P8"><text:span text:style-name="T5">4. </text:span><text:span text:style-name="T6">Life-imparting heav’nly manna,</text:span></text:p>
            <text:p text:style-name="P8"><text:span text:style-name="T6">Stricken rock with streaming side,</text:span></text:p>
            <text:p text:style-name="P8"><text:span text:style-name="T6">Heav’n and earth with loud hosanna</text:span></text:p>
            <text:p text:style-name="P8"><text:span text:style-name="T6">Worship You, the Lamb who di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8" draw:text-style-name="P11" draw:layer="layout" svg:width="25.146cm" svg:height="12.641cm" svg:x="1.27cm" svg:y="1.016cm">
          <draw:text-box>
            <text:p text:style-name="P1"><text:span text:style-name="T6">Alleluia, alleluia, alleluia!</text:span><text:span text:style-name="T6"><text:line-break/></text:span><text:span text:style-name="T6">Ris’n, ascended, glorified!</text:span><text:span text:style-name="T6"><text:line-break/></text:span><text:span text:style-name="T6">Ris’n, ascended, glorified!</text:span></text:p>
            <text:p text:style-name="P1"><text:span text:style-name="T7"><text:line-break/></text:span><text:span text:style-name="T7"/></text:p>
            <text:p text:style-name="P10"><text:span text:style-name="T8"/></text:p>
            <text:p text:style-name="P10"><text:span text:style-name="T9"><text:s text:c="6"/></text:span><text:span text:style-name="T10"><text:s text:c="2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0:01:44.869000000</meta:creation-date>
    <dc:title>Hymn template</dc:title>
    <meta:editing-duration>PT14M33S</meta:editing-duration>
    <meta:editing-cycles>14</meta:editing-cycles>
    <meta:generator>LibreOffice/6.0.5.2$Windows_X86_64 LibreOffice_project/54c8cbb85f300ac59db32fe8a675ff7683cd5a16</meta:generator>
    <meta:initial-creator>Arthur Hoch</meta:initial-creator>
    <dc:date>2018-08-08T17:01:39.483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1-22T10:01:42.217000000"/>
  </office:meta>
</office:document-meta>
</file>